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121a5a" officeooo:paragraph-rsid="00121a5a"/>
    </style:style>
    <style:style style:name="P2" style:family="paragraph" style:parent-style-name="Standard" style:list-style-name="L2">
      <style:text-properties officeooo:rsid="00121a5a" officeooo:paragraph-rsid="00121a5a" fo:background-color="#66ff66"/>
    </style:style>
    <style:style style:name="P3" style:family="paragraph" style:parent-style-name="Standard" style:list-style-name="L2">
      <style:text-properties officeooo:rsid="00121a5a" officeooo:paragraph-rsid="00121a5a" fo:background-color="#ffff00"/>
    </style:style>
    <style:style style:name="P4" style:family="paragraph" style:parent-style-name="Standard" style:list-style-name="L2" style:master-page-name="">
      <style:paragraph-properties fo:margin-left="0.5in" fo:margin-right="0in" fo:text-indent="-0.25in" style:auto-text-indent="false" style:page-number="auto"/>
      <style:text-properties officeooo:rsid="00121a5a" officeooo:paragraph-rsid="00121a5a" fo:background-color="#66ff66"/>
    </style:style>
    <style:style style:name="T1" style:family="text">
      <style:text-properties officeooo:rsid="001316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78485826292098222" text:style-name="L2">
        <text:list-item>
          <text:p text:style-name="P2">Debe haber 3 tipos de candidatos: Alcaldes, diputados locales y diputados federales.</text:p>
        </text:list-item>
        <text:list-item>
          <text:p text:style-name="P2">Cada candidato tendrá un nombre, descripción, una fotografía.</text:p>
        </text:list-item>
        <text:list-item>
          <text:p text:style-name="P2">Además del nombre, descripción y foto. Los alcaldes deben tener municipio y partido político.</text:p>
        </text:list-item>
        <text:list-item>
          <text:p text:style-name="P2">Y los diputados, además del nombre, descripción y foto. Deben tener distrito, municipio y partido político.</text:p>
        </text:list-item>
        <text:list-item>
          <text:p text:style-name="P2">Cada candidato tendrá un banner estático en la parte superior.</text:p>
        </text:list-item>
        <text:list-item>
          <text:p text:style-name="P3"><text:bookmark-start text:name="__DdeLink__6_1504235741"/>Cada candidato debajo del banner estático, tendrá un slider de publicidad donde se pueden agregar varias imágenes de medidas iguales. // <text:span text:style-name="T1">La publicidad es la misma para todos?</text:span><text:bookmark-end text:name="__DdeLink__6_1504235741"/></text:p>
        </text:list-item>
        <text:list-item>
          <text:p text:style-name="P2">Cada candidato tendrá una serie de compromisos. Estos serán desplegados en una página aparte de la del inicio y mostrará todos los compromisos textuales, puede contener una imagen cada uno.</text:p>
        </text:list-item>
        <text:list-item>
          <text:p text:style-name="P2">Cada candidato tendrá una serie de galerías a manera de álbumes y se pueda abrir cada album en una página aparte.</text:p>
        </text:list-item>
        <text:list-item>
          <text:p text:style-name="P2">Cada candidato tendrá una galería de videos y al darle click se muestre una pagina sola con el video, esto para poder compartirlo en redes sociales.</text:p>
        </text:list-item>
        <text:list-item>
          <text:p text:style-name="P2">Cada candidato tendrá una galería de imágenes y al darle click se muestre una pagina sola con el albúm, esto para poder compartirlo en redes sociales. </text:p>
        </text:list-item>
        <text:list-item>
          <text:p text:style-name="P2">Cada candidato tendrá una sección de noticias, se podrá destacar una de las noticias para que aparezca en al parte superior. Este listado mostrará el títutlo y un fragmento del texto de la noticia que al darle click va a abrir la noticia en otra página aparte con la noticia completa.</text:p>
        </text:list-item>
        <text:list-item>
          <text:p text:style-name="P4">Cada noticia tendrá un títutlo, texto y una imagen.</text:p>
        </text:list-item>
        <text:list-item>
          <text:p text:style-name="P2">Se puede destacar una galería o un video para mostrarlo en la página de inicio (Cómo en el ejemplo).</text:p>
        </text:list-item>
        <text:list-item>
          <text:p text:style-name="P1">En el index del sitio se mostrarán las fotos de los candidatos para poder accesar a su minisitio.</text:p>
        </text:list-item>
        <text:list-item>
          <text:p text:style-name="P1">En la descripción general del candidato tendría un botón de más información y al presionarlo manda a una página con su información completa.</text:p>
        </text:list-item>
        <text:list-item>
          <text:p text:style-name="P1">Al registrar un nuevo candidato se puede elegir entre 4 diferentes cs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ermo Arturo González Villagómez</meta:initial-creator>
    <meta:creation-date>2015-01-24T23:48:18.095074223</meta:creation-date>
    <dc:date>2015-01-25T00:35:37.959487377</dc:date>
    <dc:creator>Guillermo Arturo González Villagómez</dc:creator>
    <meta:editing-duration>PT17M7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16" meta:word-count="339" meta:character-count="1964" meta:non-whitespace-character-count="1656"/>
  </office:meta>
</office:document-meta>
</file>